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ae0" officeooo:paragraph-rsid="00186ae0"/>
    </style:style>
    <style:style style:name="P2" style:family="paragraph" style:parent-style-name="Standard">
      <style:text-properties officeooo:rsid="00186ae0" officeooo:paragraph-rsid="00186ae0"/>
    </style:style>
    <style:style style:name="P3" style:family="paragraph" style:parent-style-name="Standard" style:list-style-name="L1">
      <style:text-properties officeooo:rsid="00186ae0" officeooo:paragraph-rsid="00189412"/>
    </style:style>
    <style:style style:name="P4" style:family="paragraph" style:parent-style-name="Standard">
      <style:paragraph-properties fo:text-align="center" style:justify-single-word="false"/>
      <style:text-properties officeooo:rsid="00189412" officeooo:paragraph-rsid="00189412"/>
    </style:style>
    <style:style style:name="P5" style:family="paragraph" style:parent-style-name="Standard">
      <style:text-properties officeooo:rsid="00189412" officeooo:paragraph-rsid="00189412"/>
    </style:style>
    <style:style style:name="P6" style:family="paragraph" style:parent-style-name="Standard" style:list-style-name="L1">
      <style:text-properties officeooo:rsid="00189412" officeooo:paragraph-rsid="00189412"/>
    </style:style>
    <style:style style:name="P7" style:family="paragraph" style:parent-style-name="Standard">
      <style:text-properties fo:font-weight="bold" officeooo:rsid="001956af" officeooo:paragraph-rsid="001956af" style:font-weight-asian="bold" style:font-weight-complex="bold"/>
    </style:style>
    <style:style style:name="P8" style:family="paragraph" style:parent-style-name="Standard" style:list-style-name="L1">
      <style:text-properties fo:color="#2a6099" fo:font-style="italic" fo:font-weight="bold" officeooo:rsid="001956af" officeooo:paragraph-rsid="001956af" style:font-style-asian="italic" style:font-weight-asian="bold" style:font-style-complex="italic" style:font-weight-complex="bold"/>
    </style:style>
    <style:style style:name="T1" style:family="text">
      <style:text-properties fo:color="#2a6099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2a6099" fo:font-style="italic" style:font-style-asian="italic" style:font-style-complex="italic"/>
    </style:style>
    <style:style style:name="T4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racterísticas da Linguagem C</text:p>
      <text:p text:style-name="P1"/>
      <text:p text:style-name="P1">Alto nível</text:p>
      <text:p text:style-name="P1">Estruturada</text:p>
      <text:p text:style-name="P1">Proposito Geral</text:p>
      <text:p text:style-name="P1">Multiplataforma</text:p>
      <text:p text:style-name="P1">Popular</text:p>
      <text:p text:style-name="P1">Inspiração para outras</text:p>
      <text:p text:style-name="P5"/>
      <text:p text:style-name="P5">C contém vários tipos de dados básicos além de int e float:</text:p>
      <text:p text:style-name="P5"/>
      <text:p text:style-name="P7">Dados Primitivos</text:p>
      <text:list xml:id="list2773619676" text:style-name="L1">
        <text:list-item>
          <text:p text:style-name="P6"><text:span text:style-name="T4">char</text:span><text:span text:style-name="T2"> </text:span>caractere – um único byte</text:p>
        </text:list-item>
        <text:list-item>
          <text:p text:style-name="P8">int<text:span text:style-name="T10"> inteiros</text:span></text:p>
        </text:list-item>
        <text:list-item>
          <text:p text:style-name="P8">float <text:span text:style-name="T10">real de precisão simples</text:span></text:p>
        </text:list-item>
        <text:list-item>
          <text:p text:style-name="P6"><text:span text:style-name="T4">short</text:span><text:span text:style-name="T6"> </text:span>inteiro curto</text:p>
        </text:list-item>
        <text:list-item>
          <text:p text:style-name="P6"><text:span text:style-name="T4">double </text:span>ponto flutuante em dupla precisão</text:p>
        </text:list-item>
        <text:list-item>
          <text:p text:style-name="P8">void <text:span text:style-name="T9">vazio (sem valor)</text:span></text:p>
          <text:p text:style-name="P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9T14:35:50.512000000</meta:creation-date>
    <meta:editing-duration>PT1H7M23S</meta:editing-duration>
    <meta:editing-cycles>2</meta:editing-cycles>
    <meta:generator>LibreOffice/6.4.5.2$Windows_X86_64 LibreOffice_project/a726b36747cf2001e06b58ad5db1aa3a9a1872d6</meta:generator>
    <dc:date>2021-05-19T16:03:43.889000000</dc:date>
    <meta:document-statistic meta:table-count="0" meta:image-count="0" meta:object-count="0" meta:page-count="1" meta:paragraph-count="16" meta:word-count="60" meta:character-count="345" meta:non-whitespace-character-count="306"/>
  </office:meta>
</office:document-meta>
</file>